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05d5" officeooo:paragraph-rsid="001205d5"/>
    </style:style>
    <style:style style:name="P2" style:family="paragraph" style:parent-style-name="Standard">
      <style:paragraph-properties fo:text-align="justify" style:justify-single-word="false"/>
      <style:text-properties officeooo:rsid="001205d5" officeooo:paragraph-rsid="001205d5"/>
    </style:style>
    <style:style style:name="P3" style:family="paragraph" style:parent-style-name="Standard">
      <style:paragraph-properties fo:text-align="center" style:justify-single-word="false"/>
      <style:text-properties officeooo:rsid="001312c3" officeooo:paragraph-rsid="001312c3"/>
    </style:style>
    <style:style style:name="P4" style:family="paragraph" style:parent-style-name="Standard">
      <style:paragraph-properties fo:text-align="center" style:justify-single-word="false"/>
      <style:text-properties officeooo:rsid="001312c3" officeooo:paragraph-rsid="001761b3"/>
    </style:style>
    <style:style style:name="P5" style:family="paragraph" style:parent-style-name="Standard">
      <style:paragraph-properties fo:text-align="center" style:justify-single-word="false"/>
      <style:text-properties officeooo:rsid="001312c3" officeooo:paragraph-rsid="00180407"/>
    </style:style>
    <style:style style:name="P6" style:family="paragraph" style:parent-style-name="Standard">
      <style:paragraph-properties fo:text-align="justify" style:justify-single-word="false"/>
      <style:text-properties officeooo:rsid="001312c3" officeooo:paragraph-rsid="001761b3"/>
    </style:style>
    <style:style style:name="P7" style:family="paragraph" style:parent-style-name="Standard">
      <style:paragraph-properties fo:text-align="justify" style:justify-single-word="false"/>
      <style:text-properties officeooo:rsid="001312c3" officeooo:paragraph-rsid="00180407"/>
    </style:style>
    <style:style style:name="P8" style:family="paragraph" style:parent-style-name="Standard">
      <style:paragraph-properties fo:text-align="justify" style:justify-single-word="false"/>
      <style:text-properties officeooo:rsid="00180407" officeooo:paragraph-rsid="00180407"/>
    </style:style>
    <style:style style:name="T1" style:family="text">
      <style:text-properties officeooo:rsid="001267f2"/>
    </style:style>
    <style:style style:name="T2" style:family="text">
      <style:text-properties officeooo:rsid="0015082a"/>
    </style:style>
    <style:style style:name="T3" style:family="text">
      <style:text-properties officeooo:rsid="001761b3"/>
    </style:style>
    <style:style style:name="T4" style:family="text">
      <style:text-properties officeooo:rsid="00180407"/>
    </style:style>
    <style:style style:name="T5" style:family="text">
      <style:text-properties officeooo:rsid="0018e4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</text:p>
      <text:p text:style-name="P2"/>
      <text:p text:style-name="P2">API (Application Program Interface), ou Interface de Programação de aplicativos, é um conjunto de funções usados para a contrução de aplicativos. <text:span text:style-name="T1">As API’s facilitam a criação de aplicativos. As API’s contem padrões de programação.</text:span></text:p>
      <text:p text:style-name="P2"/>
      <text:p text:style-name="P2"/>
      <text:p text:style-name="P3">API “Programa Manager”</text:p>
      <text:p text:style-name="P3"/>
      <text:p text:style-name="P6">A API “Programa Manager” contem os procedimentos para realizar as funções do “Controle de Acesso”. A API “Program Manager” <text:span text:style-name="T2">usa a API Socket para fazer comunicação com outros processos. A API “Program Manager” é um processo rodando em background. Usando Socket a API “Program Manager” se comunica com as demais API’s (responsáveis pelo acionamento de cada dispositivo físico) ou com quaisquer outro aplicativo que use a API Socket para comunicação. A API “Program Manager” trabalha com troca de mensagens, sendo assim ela usa uma tabela de comandos pré-determinados. A API “Program Manager” contem os procedimentos para abrir a porta atraves de acesso autorizado (comunicando-se com a API “Lock”), controle do alarme (comunicando-se com a API “Alarm”). As demais API’s foram desenvolvidas para serem processos separados propositalmente, desta forma pode ser confirmado que a API “Program Manager” funcione corretamente com quaisquer componente externo e API’s de terceiros, desde que seja obedecido os procedimentos determinados para as ações. A API “Program Manager pode ser atualizada e novos procedimentos podem ser adicionados, aumentando a sua abrangência, isto é, um novo procedimento pode ser adicionado, e.g. “tirar foto”, adicionando a API “tirar foto” e uma mensagem que corresponda a este procedimento. Quaiquer outra aplicação desenvolvida pode utilizar a API “Program Manager”, basta usar a API Socket e mandar as mensagens corretas. Há dois níveis de troca de mensagens, a troca de mensagens entra API’s e a troca de mensagens entre aplicação e API. API “Program Manager” troca mensagens a nível de API com as demais API’s (conjunto de mensagens restritos a eles) e a nível de aplicação que recebe mensagens das aplicações para realizar seus procedimentos, e.g. “abrir porta”.</text:span></text:p>
      <text:p text:style-name="P6"/>
      <text:p text:style-name="P6"/>
      <text:p text:style-name="P4"><text:span text:style-name="T3">WEB</text:span></text:p>
      <text:p text:style-name="P4"/>
      <text:p text:style-name="P7"><text:span text:style-name="T3">O sistema de controle de acesso possui uma interface Web. A API “Web” faz a comunição do site com a API “Program Manager” para realização de procedimentos, e.g. “abrir porta”, porem a API “Web” tambem se comunica diretamente com o banco de dados.</text:span></text:p>
      <text:p text:style-name="P7"/>
      <text:p text:style-name="P7"/>
      <text:p text:style-name="P5"><text:span text:style-name="T4">Objetivos gerais</text:span></text:p>
      <text:p text:style-name="P5"/>
      <text:p text:style-name="P8">Criar um sistema de controle de acesso com sistema de segurança que tenha capacidade de ser incrementado, i.e. adição de novos modulos e funções sem dificuldade.</text:p>
      <text:p text:style-name="P5"/>
      <text:p text:style-name="P5"><text:span text:style-name="T4">Objetivos específicos</text:span></text:p>
      <text:p text:style-name="P5"/>
      <text:p text:style-name="P8">Criar um sistema fazendo uso do conceito de API (Aplication Program Interface – Interface de Programação de Aplicações) para facilitar o desenvolvimento de aplicações. Aplicar o conceito de modularização, i.e. as API’s criadas funcionam sem interferência e se comunicam atravez da troca de mensagens. <text:span text:style-name="T5">Contruir o protótipo para validar o trabalho. Aperfeiçoar o protótipo para instalação do sistema no laboratório Ambiente de Projetos I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7:29:12.259548533</meta:creation-date>
    <dc:date>2018-06-19T18:39:51.235396182</dc:date>
    <meta:editing-duration>PT28M3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450" meta:character-count="2928" meta:non-whitespace-character-count="2487"/>
  </office:meta>
</office:document-meta>
</file>